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Group"/>Group<text:bookmark-end text:name="Group"/></text:h>
      <text:p text:style-name="P16"><text:span text:style-name="Source_20_Text">Group</text:span> is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8"><text:a xlink:type="simple" xlink:href="http://zk1.svn.sourceforge.net/viewvc/zk1/branches/3.5/zul/src/archive/web/zul/css/cmps/grid.css.dsp?view=markup">The CSS source of Group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198cm" draw:z-index="1"><draw:image xlink:href="../images/group1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o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5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8">tr.z-group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7">background: #E9F2FB url(<text:span text:style-name="T2">${c:encodeURL('~./zul/img/grid/group_bg.gif')}</text:span>) repeat-x 0 0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group-cnt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7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7">.z-group-inner .z-group-cnt span, .z-group-inner .z-group-cnt</text:p>
          </table:table-cell>
          <table:table-cell table:style-name="Table17.B2" office:value-type="string">
            <text:p text:style-name="P4">Color and font size</text:p>
          </table:table-cell>
          <table:table-cell table:style-name="Table17.C2" office:value-type="string">
            <text:p text:style-name="P17">color:#3764a0; font: normal <text:span text:style-name="T2">${fontSizeM}</text:span> <text:span text:style-name="T2">${fontFamilyT}</text:span>; padding: 4px 2px; width: auto;font-weight:bold;</text:p>
          </table:table-cell>
        </table:table-row>
        <table:table-row>
          <table:table-cell table:style-name="Table17.A2" office:value-type="string">
            <text:p text:style-name="P7">td.z-group-inner</text:p>
          </table:table-cell>
          <table:table-cell table:style-name="Table17.B2" office:value-type="string">
            <text:p text:style-name="P4">Padding and border</text:p>
          </table:table-cell>
          <table:table-cell table:style-name="Table17.C2" office:value-type="string">
            <text:p text:style-name="P12">padding: 2px; overflow: hidden; border-top: 2px solid #81BAF5; border-bottom: 1px solid #bcd2ef; color: #3764a0; font: normal <text:span text:style-name="T2">${fontSizeM}</text:span> <text:span text:style-name="T2">${fontFamilyT}</text:span>;font-weight:bold;</text:p>
          </table:table-cell>
        </table:table-row>
        <table:table-row>
          <table:table-cell table:style-name="Table17.A2" office:value-type="string">
            <text:p text:style-name="P7">.z-group-img</text:p>
          </table:table-cell>
          <table:table-cell table:style-name="Table17.B2" office:value-type="string">
            <text:p text:style-name="P4">Image icon</text:p>
          </table:table-cell>
          <table:table-cell table:style-name="Table17.C2" office:value-type="string">
            <text:p text:style-name="P17">width: 18px; min-height: 18px; height: 100%; background-image: url(<text:span text:style-name="T2">${c:encodeURL('~./zul/img/toggle.gif')}</text:span>); background-repeat: no-repeat; vertical-align: top; cursor: pointer; border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2:06</dc:date>
    <meta:editing-cycles>18</meta:editing-cycles>
    <meta:editing-duration>PT3H46M1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9" meta:word-count="174" meta:character-count="1104"/>
  </office:meta>
</office:document-meta>
</file>